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8cm" style:use-optimal-column-width="false"/>
    </style:style>
    <style:style style:name="co2" style:family="table-column">
      <style:table-column-properties style:column-width="2.2cm" style:use-optimal-column-width="false"/>
    </style:style>
    <style:style style:name="ro1" style:family="table-row">
      <style:table-row-properties style:row-height="1.431cm" style:use-optimal-row-height="false"/>
    </style:style>
    <style:style style:name="ro2" style:family="table-row">
      <style:table-row-properties style:row-height="1.449cm" style:use-optimal-row-height="false"/>
    </style:style>
    <style:style style:name="ro3" style:family="table-row">
      <style:table-row-properties style:row-height="1.439cm" style:use-optimal-row-height="false"/>
    </style:style>
    <style:style style:name="ce1" style:family="table-cell">
      <style:text-properties fo:font-size="10pt" fo:background-color="transparent" style:font-size-asian="10pt" style:font-size-complex="10pt"/>
    </style:style>
    <style:style style:name="ce2" style:family="table-cell">
      <loext:graphic-properties draw:fill-color="#ffb66c"/>
      <style:text-properties fo:font-size="10pt" fo:background-color="transparent" style:font-size-asian="10pt" style:font-size-complex="10pt"/>
    </style:style>
    <style:style style:name="P1" style:family="paragraph">
      <style:text-properties fo:font-size="10pt" fo:background-color="transparent" style:font-size-asian="10pt" style:font-size-complex="10pt"/>
    </style:style>
    <style:style style:name="P2" style:family="paragraph">
      <style:text-properties fo:background-color="transparent"/>
    </style:style>
    <style:style style:name="P3" style:family="paragraph">
      <loext:graphic-properties draw:fill-color="#ffffff"/>
    </style:style>
    <style:style style:name="T1" style:family="text">
      <style:text-properties fo:font-size="10pt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3.999cm" svg:height="15.766cm" svg:x="2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9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8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7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6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2" table:default-cell-style-name="ce1">
              <table:table-cell>
                <text:p text:style-name="P1">0.5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4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3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osc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1</text:p>
              </table:table-cell>
              <table:table-cell>
                <text:p text:style-name="P1">down</text:p>
              </table:table-cell>
              <table:table-cell>
                <text:p text:style-name="P1">Down/ osc</text:p>
              </table:table-cell>
              <table:table-cell>
                <text:p text:style-name="P1">osc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0</text:p>
              </table:table-cell>
              <table:table-cell>
                <text:p text:style-name="P1">down</text:p>
              </table:table-cell>
              <table:table-cell>
                <text:p text:style-name="P1">Osc (X)</text:p>
              </table:table-cell>
              <table:table-cell>
                <text:p text:style-name="P1">up</text:p>
              </table:table-cell>
              <table:table-cell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0.0</text:p>
              </table:table-cell>
              <table:table-cell>
                <text:p text:style-name="P1">0.1</text:p>
              </table:table-cell>
              <table:table-cell>
                <text:p text:style-name="P1">0.2</text:p>
              </table:table-cell>
              <table:table-cell>
                <text:p text:style-name="P1">0.3</text:p>
              </table:table-cell>
              <table:table-cell>
                <text:p text:style-name="P1">0.4</text:p>
              </table:table-cell>
              <table:table-cell>
                <text:p text:style-name="P1">0.5</text:p>
              </table:table-cell>
              <table:table-cell>
                <text:p text:style-name="P1">0.6</text:p>
              </table:table-cell>
              <table:table-cell>
                <text:p text:style-name="P1">0.7</text:p>
              </table:table-cell>
              <table:table-cell>
                <text:p text:style-name="P1">0.8</text:p>
              </table:table-cell>
              <table:table-cell>
                <text:p text:style-name="P1">0.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standard" draw:layer="layout" svg:width="23.999cm" svg:height="15.766cm" svg:x="2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9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 table:style-name="ce2">
                <text:p text:style-name="P1">bi</text:p>
              </table:table-cell>
              <table:table-cell>
                <text:p text:style-name="P1">bi</text:p>
              </table:table-cell>
              <table:table-cell table:style-name="ce2"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8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 table:style-name="ce2">
                <text:p text:style-name="P1">bi</text:p>
              </table:table-cell>
              <table:table-cell>
                <text:p text:style-name="P1">bi</text:p>
              </table:table-cell>
              <table:table-cell table:style-name="ce2"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7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 table:style-name="ce2">
                <text:p text:style-name="P1">bi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6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 table:style-name="ce2">
                <text:p text:style-name="P1">bi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2" table:default-cell-style-name="ce1">
              <table:table-cell>
                <text:p text:style-name="P1">0.5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 table:style-name="ce2"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4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>
                <text:p text:style-name="P1">bi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3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2"><text:span text:style-name="T1">down</text:span></text:p>
              </table:table-cell>
              <table:table-cell>
                <text:p text:style-name="P1">down</text:p>
              </table:table-cell>
              <table:table-cell table:style-name="ce2"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down</text:p>
              </table:table-cell>
              <table:table-cell>
                <text:p text:style-name="P1">osc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1</text:p>
              </table:table-cell>
              <table:table-cell>
                <text:p text:style-name="P1">down</text:p>
              </table:table-cell>
              <table:table-cell table:style-name="ce2">
                <text:p text:style-name="P1">osc</text:p>
              </table:table-cell>
              <table:table-cell>
                <text:p text:style-name="P1">osc</text:p>
              </table:table-cell>
              <table:table-cell table:style-name="ce2"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1" table:default-cell-style-name="ce1">
              <table:table-cell>
                <text:p text:style-name="P1">0.0</text:p>
              </table:table-cell>
              <table:table-cell>
                <text:p text:style-name="P1">down</text:p>
              </table:table-cell>
              <table:table-cell table:style-name="ce2">
                <text:p text:style-name="P1">osc</text:p>
              </table:table-cell>
              <table:table-cell>
                <text:p text:style-name="P1">up</text:p>
              </table:table-cell>
              <table:table-cell>
                <text:p text:style-name="P1">up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  <table:table-cell>
                <text:p text:style-name="P2"><text:span text:style-name="T1">up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0.0</text:p>
              </table:table-cell>
              <table:table-cell>
                <text:p text:style-name="P1">0.1</text:p>
              </table:table-cell>
              <table:table-cell>
                <text:p text:style-name="P1">0.2</text:p>
              </table:table-cell>
              <table:table-cell>
                <text:p text:style-name="P1">0.3</text:p>
              </table:table-cell>
              <table:table-cell>
                <text:p text:style-name="P1">0.4</text:p>
              </table:table-cell>
              <table:table-cell>
                <text:p text:style-name="P1">0.5</text:p>
              </table:table-cell>
              <table:table-cell>
                <text:p text:style-name="P1">0.6</text:p>
              </table:table-cell>
              <table:table-cell>
                <text:p text:style-name="P1">0.7</text:p>
              </table:table-cell>
              <table:table-cell>
                <text:p text:style-name="P1">0.8</text:p>
              </table:table-cell>
              <table:table-cell>
                <text:p text:style-name="P1">0.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2T13:34:26.667634730</meta:creation-date>
    <dc:date>2021-12-22T13:53:22.811790393</dc:date>
    <meta:editing-duration>PT18M57S</meta:editing-duration>
    <meta:editing-cycles>3</meta:editing-cycles>
    <meta:generator>LibreOffice/7.1.7.2$Linux_X86_64 LibreOffice_project/10$Build-2</meta:generator>
    <meta:document-statistic meta:object-count="27"/>
  </office:meta>
</office:document-meta>
</file>